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438A838D7565FD071FF.jpg" manifest:media-type="image/jpeg"/>
  <manifest:file-entry manifest:full-path="Pictures/1000000000000438000004385501B71FF9FEF0E9.jpg" manifest:media-type="image/jpeg"/>
  <manifest:file-entry manifest:full-path="Pictures/1000000000000438000002CE409669C4B92BD5F1.jpg" manifest:media-type="image/jpeg"/>
  <manifest:file-entry manifest:full-path="Pictures/100002010000024F0000024C6D35199D571D88D4.png" manifest:media-type="image/png"/>
  <manifest:file-entry manifest:full-path="Pictures/100000000000040000000400326AA91C97DACF6C.jpg" manifest:media-type="image/jpeg"/>
  <manifest:file-entry manifest:full-path="Pictures/100002010000024F0000024C0D59D270DD2BE9E0.png" manifest:media-type="image/png"/>
  <manifest:file-entry manifest:full-path="Pictures/10000000000004380000043822984489C5D38EB7.jpg" manifest:media-type="image/jpeg"/>
  <manifest:file-entry manifest:full-path="Pictures/10000000000004000000040057B005C057E9E4E8.jpg" manifest:media-type="image/jpeg"/>
  <manifest:file-entry manifest:full-path="Pictures/1000000000000434000002C81C79521EF9AE9D22.jpg" manifest:media-type="image/jpeg"/>
  <manifest:file-entry manifest:full-path="Pictures/1000000000000438000002353B77F6B4F08D424F.jpg" manifest:media-type="image/jpeg"/>
  <manifest:file-entry manifest:full-path="Pictures/100000000000043800000438F670B8FD92E0CE0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54cm, 0cm, 5.762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Blank_20_Slide">
        <draw:frame draw:name="Picture 4" draw:style-name="gr1" draw:text-style-name="P1" draw:layer="layout" svg:width="18.289cm" svg:height="18.196cm" svg:x="7.787cm" svg:y="0.425cm">
          <draw:image xlink:href="Pictures/100002010000024F0000024C6D35199D571D88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4" draw:style-name="gr1" draw:text-style-name="P1" draw:layer="layout" svg:width="18.493cm" svg:height="18.493cm" svg:x="7.685cm" svg:y="0.553cm">
          <draw:image xlink:href="Pictures/1000000000000438000004385501B71FF9FEF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Picture 4" draw:style-name="gr1" draw:text-style-name="P1" draw:layer="layout" svg:width="27.046cm" svg:height="17.979cm" svg:x="3.669cm" svg:y="0.533cm">
          <draw:image xlink:href="Pictures/1000000000000438000002CE409669C4B92BD5F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4" draw:style-name="gr1" draw:text-style-name="P1" draw:layer="layout" svg:width="17.298cm" svg:height="17.298cm" svg:x="9.251cm" svg:y="0.874cm">
          <draw:image xlink:href="Pictures/100000000000043800000438A838D7565FD071F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Picture 4" draw:style-name="gr1" draw:text-style-name="P1" draw:layer="layout" svg:width="16.388cm" svg:height="16.388cm" svg:x="9.878cm" svg:y="1.329cm">
          <draw:image xlink:href="Pictures/100000000000040000000400326AA91C97DACF6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Picture 4" draw:style-name="gr1" draw:text-style-name="P1" draw:layer="layout" svg:width="17.141cm" svg:height="17.141cm" svg:x="8.361cm" svg:y="0.953cm">
          <draw:image xlink:href="Pictures/10000000000004380000043822984489C5D38EB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name="Picture 4" draw:style-name="gr1" draw:text-style-name="P1" draw:layer="layout" svg:width="26.711cm" svg:height="17.674cm" svg:x="4.045cm" svg:y="0.686cm">
          <draw:image xlink:href="Pictures/1000000000000434000002C81C79521EF9AE9D2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name="Picture 4" draw:style-name="gr1" draw:text-style-name="P1" draw:layer="layout" svg:width="16.075cm" svg:height="16.075cm" svg:x="8.894cm" svg:y="1.486cm">
          <draw:image xlink:href="Pictures/10000000000004000000040057B005C057E9E4E8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name="Picture 3" draw:style-name="gr1" draw:text-style-name="P1" draw:layer="layout" svg:width="12.353cm" svg:height="12.353cm" draw:transform="rotate (0.308748744677797) translate (1.405cm 5.513cm)">
          <draw:image xlink:href="Pictures/100000000000043800000438F670B8FD92E0CE0A.jpg" xlink:type="simple" xlink:show="embed" xlink:actuate="onLoad">
            <text:p/>
          </draw:image>
        </draw:frame>
        <draw:frame draw:name="Picture 5" draw:style-name="gr1" draw:text-style-name="P1" draw:layer="layout" svg:width="17.233cm" svg:height="9.014cm" draw:transform="skewX (-4.79554860818846E-017) rotate (-0.401600260883895) translate (16.913cm 2.002cm)">
          <draw:image xlink:href="Pictures/1000000000000438000002353B77F6B4F08D424F.jpg" xlink:type="simple" xlink:show="embed" xlink:actuate="onLoad">
            <text:p/>
          </draw:image>
        </draw:frame>
        <draw:frame draw:name="Picture 7" draw:style-name="gr3" draw:text-style-name="P1" draw:layer="layout" svg:width="6.094cm" svg:height="1.689cm" svg:x="26.363cm" svg:y="16.442cm">
          <draw:image xlink:href="Pictures/100002010000024F0000024C0D59D270DD2BE9E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8:42:18</meta:creation-date>
    <meta:initial-creator>Espinoza, Marco</meta:initial-creator>
    <dc:language>en-US</dc:language>
    <dc:date>2021-01-22T21:55:03.758119015</dc:date>
    <meta:editing-cycles>10</meta:editing-cycles>
    <dc:title>PowerPoint Presentation</dc:title>
    <meta:editing-duration>PT27M31S</meta:editing-duration>
    <meta:generator>LibreOffice/5.1.6.2$Linux_X86_64 LibreOffice_project/10m0$Build-2</meta:generator>
    <meta:document-statistic meta:object-count="57"/>
    <meta:user-defined meta:name="AppVersion">16.0000</meta:user-defined>
    <meta:user-defined meta:name="ContentTypeId">0x010100D53657DB3CA89C42BAF60DC4AEE10ED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